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сталь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Припуск</text:p>
          </table:table-cell>
          <table:table-cell office:value-type="string" calcext:value-type="string">
            <text:p>обраб</text:p>
          </table:table-cell>
          <table:table-cell office:value-type="string" calcext:value-type="string">
            <text:p>модель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40х незакаленная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55h7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м131</text:p>
          </table:table-cell>
        </table:table-row>
        <table:table-row table:style-name="ro1">
          <table:table-cell/>
          <table:table-cell office:value-type="string" calcext:value-type="string">
            <text:p>C_v</text:p>
          </table:table-cell>
          <table:table-cell office:value-type="float" office:value="54.5" calcext:value-type="float">
            <text:p>54,5</text:p>
          </table:table-cell>
          <table:table-cell table:number-columns-repeated="4"/>
          <table:table-cell office:value-type="string" calcext:value-type="string">
            <text:p>окончательная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.9" calcext:value-type="float">
            <text:p>0,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.74" calcext:value-type="float">
            <text:p>0,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Тангенцальная подача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]*200^[.C6])/(240^[.C11]*4^[.C7]*0.1^0.35*150^[.C9]*20^[.C10])" office:value-type="float" office:value="8.0874880011071" calcext:value-type="float">
            <text:p>8,0874880011</text:p>
          </table:table-cell>
          <table:table-cell table:number-columns-repeated="2"/>
          <table:table-cell office:value-type="string" calcext:value-type="string">
            <text:p>(0,2-0,4)*B</text:p>
          </table:table-cell>
          <table:table-cell office:value-type="float" office:value="15.75" calcext:value-type="float">
            <text:p>15,75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32" calcext:value-type="float">
            <text:p>0,3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Vз=20-40</text:p>
          </table:table-cell>
          <table:table-cell/>
          <table:table-cell office:value-type="string" calcext:value-type="string">
            <text:p>nз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0.88*[.E10]" office:value-type="float" office:value="7.11698944097425" calcext:value-type="float">
            <text:p>7,11698944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formula="of:=1000*30/(3.14*55)" office:value-type="float" office:value="173.711638679792" calcext:value-type="float">
            <text:p>173,7116386798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_z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[.I10]*[.K14]/1000" office:value-type="float" office:value="2.7405" calcext:value-type="float">
            <text:p>2,7405</text:p>
          </table:table-cell>
          <table:table-cell office:value-type="float" office:value="2.8" calcext:value-type="float">
            <text:p>2,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1000*[.E14])/(PI()*200)" office:value-type="float" office:value="11.3270404946388" calcext:value-type="float">
            <text:p>11,327040494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L</text:p>
          </table:table-cell>
          <table:table-cell office:value-type="string" calcext:value-type="string">
            <text:p>T0</text:p>
          </table:table-cell>
          <table:table-cell table:number-columns-repeated="5"/>
        </table:table-row>
        <table:table-row table:style-name="ro1">
          <table:table-cell/>
          <table:table-cell table:formula="of:=(10*[.C5]*[.C15]^[.C7]*[.C18]^[.C8]*[.C16]^[.C9]*[.C17])/([.C19]^[.C6]*[.C20]^0)" office:value-type="float" office:value="5180.14305650329" calcext:value-type="float">
            <text:p>5180,1430565033</text:p>
          </table:table-cell>
          <table:table-cell table:number-columns-repeated="2"/>
          <table:table-cell office:value-type="string" calcext:value-type="string">
            <text:p>v_p</text:p>
          </table:table-cell>
          <table:table-cell table:formula="of:=(3.14*200*200)/1000" office:value-type="float" office:value="125.6" calcext:value-type="float">
            <text:p>125,6</text:p>
          </table:table-cell>
          <table:table-cell/>
          <table:table-cell table:formula="of:=40-(1-1*0.5)*63" office:value-type="float" office:value="8.5" calcext:value-type="float">
            <text:p>8,5</text:p>
          </table:table-cell>
          <table:table-cell table:formula="of:=[.H23]*[.L4]/(1000*[.I19]*[.J10])*1.4" office:value-type="float" office:value="0.1275" calcext:value-type="float">
            <text:p>0,127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C36]" office:value-type="float" office:value="1897.21272902456" calcext:value-type="float">
            <text:p>1897,2127290246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0.1*20*200" office:value-type="float" office:value="400" calcext:value-type="float">
            <text:p>40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formula="of:=([.B25]*125.6)/(1020*60)" office:value-type="float" office:value="3.89362612361903" calcext:value-type="float">
            <text:p>3,8936261236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formula="of:=10*[.C5]*[.C15]^[.C7]*[.C18]^[.C8]*150^1*20" office:value-type="float" office:value="1036028.61130066" calcext:value-type="float">
            <text:p>1036028,61130066</text:p>
          </table:table-cell>
          <table:table-cell table:formula="of:=[.B34]/[.B35]" office:value-type="float" office:value="1716.93459640232" calcext:value-type="float">
            <text:p>1716,9345964023</text:p>
          </table:table-cell>
          <table:table-cell table:number-columns-repeated="11"/>
        </table:table-row>
        <table:table-row table:style-name="ro1">
          <table:table-cell/>
          <table:table-cell table:formula="of:=[.C19]^[.C6]*250^0.2" office:value-type="float" office:value="603.417633654516" calcext:value-type="float">
            <text:p>603,41763365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34]*1.105" office:value-type="float" office:value="1897.21272902456" calcext:value-type="float">
            <text:p>1897,212729024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.00.0000</text:date>, <text:time style:data-style-name="N2" text:time-value="15:53:48.971233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9:05:30.834859778</meta:creation-date>
    <dc:date>2017-10-24T17:24:04.676890167</dc:date>
    <meta:editing-duration>PT10M13S</meta:editing-duration>
    <meta:editing-cycles>2</meta:editing-cycles>
    <meta:generator>LibreOffice/4.2.8.2$Linux_X86_64 LibreOffice_project/420m0$Build-2</meta:generator>
    <meta:document-statistic meta:table-count="1" meta:cell-count="71" meta:object-count="0"/>
  </office:meta>
</office:document-meta>
</file>